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19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 table:number-rows-repeated="10483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1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office:forms form:automatic-focus="false" form:apply-design-mode="false"/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1:09:12.1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7T21:25:29.553000000</dc:date>
    <meta:editing-duration>P8DT14H28M55S</meta:editing-duration>
    <meta:editing-cycles>860</meta:editing-cycles>
    <meta:generator>LibreOffice/6.4.3.2$Windows_X86_64 LibreOffice_project/747b5d0ebf89f41c860ec2a39efd7cb15b54f2d8</meta:generator>
    <meta:document-statistic meta:table-count="8" meta:cell-count="10062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